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a266"/>
    </style:style>
    <style:style style:name="P2" style:family="paragraph" style:parent-style-name="Standard">
      <style:paragraph-properties fo:text-align="center" style:justify-single-word="false"/>
      <style:text-properties officeooo:paragraph-rsid="00089f6b"/>
    </style:style>
    <style:style style:name="P3" style:family="paragraph" style:parent-style-name="Standard">
      <style:text-properties officeooo:paragraph-rsid="0006a266"/>
    </style:style>
    <style:style style:name="P4" style:family="paragraph" style:parent-style-name="Standard">
      <style:paragraph-properties fo:text-align="center" style:justify-single-word="false"/>
      <style:text-properties fo:font-weight="normal" officeooo:paragraph-rsid="0006a26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6a266" style:font-weight-asian="normal" style:font-weight-complex="normal"/>
    </style:style>
    <style:style style:name="P6" style:family="paragraph" style:parent-style-name="Standard">
      <style:text-properties officeooo:paragraph-rsid="00089f6b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6a266" style:font-weight-asian="bold" style:font-weight-complex="bold"/>
    </style:style>
    <style:style style:name="P8" style:family="paragraph" style:parent-style-name="Standard">
      <style:text-properties fo:font-weight="bold" officeooo:rsid="0006a266" officeooo:paragraph-rsid="00089f6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6a266" officeooo:paragraph-rsid="0006a266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6a266" officeooo:paragraph-rsid="00089f6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a266" officeooo:paragraph-rsid="0006a26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06a266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09f139"/>
    </style:style>
    <style:style style:name="P14" style:family="paragraph" style:parent-style-name="Standard">
      <style:text-properties officeooo:paragraph-rsid="0009f139"/>
    </style:style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a266" style:font-weight-asian="bold" style:font-weight-complex="bold"/>
    </style:style>
    <style:style style:name="T3" style:family="text">
      <style:text-properties fo:font-weight="bold" officeooo:rsid="00089f6b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089f6b" style:font-size-asian="13pt" style:font-weight-asian="bold" style:font-size-complex="13pt" style:font-weight-complex="bold"/>
    </style:style>
    <style:style style:name="T6" style:family="text">
      <style:text-properties officeooo:rsid="0006a266"/>
    </style:style>
    <style:style style:name="T7" style:family="text">
      <style:text-properties fo:font-weight="normal" officeooo:rsid="0006a266" style:font-weight-asian="normal" style:font-weight-complex="normal"/>
    </style:style>
    <style:style style:name="T8" style:family="text">
      <style:text-properties fo:font-weight="normal" officeooo:rsid="00089f6b" style:font-weight-asian="normal" style:font-weight-complex="normal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B.E. </text:span><text:span text:style-name="T5">V</text:span><text:span text:style-name="T4"> st Semester (Main &amp; Re ) Examination, December-201</text:span><text:span text:style-name="T5">3</text:span></text:p>
      <text:p text:style-name="P3"/>
      <text:p text:style-name="P2"><text:s text:c="3"/><text:span text:style-name="T2">ADVANCE SOLID MECHANICS </text:span></text:p>
      <text:p text:style-name="P7"/>
      <text:p text:style-name="P1"/>
      <text:p text:style-name="P1"/>
      <text:p text:style-name="P3">Time: Three Hours <text:s text:c="100"/>Maximum Marks:60 <text:s text:c="58"/></text:p>
      <text:p text:style-name="P3"><draw:line text:anchor-type="paragraph" draw:z-index="0" draw:name="Shape1" draw:style-name="gr1" draw:text-style-name="P15" svg:x1="-0.5335in" svg:y1="0.0043in" svg:x2="7.3921in" svg:y2="0.0043in"><text:p/></draw:line></text:p>
      <text:p text:style-name="P3"/>
      <text:p text:style-name="P3"><text:span text:style-name="T1">Note <text:s text:c="11"/></text:span>: Attempt all questions form Sections – A four questions form Sections – B and three</text:p>
      <text:p text:style-name="P3"><text:s text:c="22"/>questions from Section – C.</text:p>
      <text:p text:style-name="P3"><text:span text:style-name="T1">Section – A </text:span>: Filling the blanks /MCQs/True, false 1 * 10 = 10</text:p>
      <text:p text:style-name="P3"><text:span text:style-name="T1">Section – B</text:span> : Shrot Answer type questions.5 * 4 = 20</text:p>
      <text:p text:style-name="P6"><text:span text:style-name="T1">Section – C</text:span> : Long/descriptive answer type questions.10 * 3 = 30<text:span text:style-name="T2"> <text:s text:c="4"/></text:span></text:p>
      <text:p text:style-name="P8"/>
      <text:p text:style-name="P14"><text:span text:style-name="T2"><text:s text:c="18"/></text:span></text:p>
      <text:p text:style-name="P13"><text:span text:style-name="T2">SECTION - </text:span><text:span text:style-name="T3">A</text:span><text:span text:style-name="T2"> <text:s text:c="7"/></text:span></text:p>
      <text:p text:style-name="P10"/>
      <text:p text:style-name="P10"><text:s text:c="2"/></text:p>
      <text:p text:style-name="P5"/>
      <text:p text:style-name="P11">1. Polar modulus of the shaft section is the ratio of ...................... . </text:p>
      <text:p text:style-name="P5"/>
      <text:p text:style-name="P11">2. Poisson ratio is defined as ...................... . </text:p>
      <text:p text:style-name="P5"/>
      <text:p text:style-name="P11">3. When both ends of column are fixed, then crippling load, P will be ............. . </text:p>
      <text:p text:style-name="P5"/>
      <text:p text:style-name="P11">4. Volumetric strain of a sphere of diameter d is equal to ...................... . </text:p>
      <text:p text:style-name="P5"/>
      <text:p text:style-name="P11">5. Hoop stress is defined as ...................... . </text:p>
      <text:p text:style-name="P5"/>
      <text:p text:style-name="P11">6. Effective length and actual lenglh of a column will be equal under the condition ................. . </text:p>
      <text:p text:style-name="P5"/>
      <text:p text:style-name="P11">7. Torsional moment of resistance of a shaft is defined as ...................... . </text:p>
      <text:p text:style-name="P5"/>
      <text:p text:style-name="P11">8. Principal strain is the ratio of ...................... . </text:p>
      <text:p text:style-name="P5"/>
      <text:p text:style-name="P11">9. Relation between the modulus of elastirity and modulus of rigidity ...................... </text:p>
      <text:p text:style-name="P5"/>
      <text:p text:style-name="P11">10. For a given maximum shear stress the minimum diameter required for a solid circular to transmit PKW at Nrpm is equal to ...................... . 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9"/>
      <text:p text:style-name="P9"><text:soft-page-break/>SECTION - B</text:p>
      <text:p text:style-name="P11"><text:s text:c="39"/></text:p>
      <text:p text:style-name="P11"><text:s text:c="39"/></text:p>
      <text:p text:style-name="P11"><text:s text:c="39"/></text:p>
      <text:p text:style-name="P11">1. Calculate the size of a square shaft to transmit 75 KW at 120rpm if shear stress is not to exceed 50 N/mm </text:p>
      <text:p text:style-name="P5"/>
      <text:p text:style-name="P11">2. A pipe of 200 mm internal diameter and 100 mm thickness contains a fluid at a pressure of 6 N/mm. Calculate the maximum and minimum hoop stress across the section. </text:p>
      <text:p text:style-name="P5"/>
      <text:p text:style-name="P11">3. A column of timber section 150 mm x 200 mm is 6 m long both ends being fixed. Calculale the safe load for the column. Use Euler's formula and allow a factor of safety ?</text:p>
      <text:p text:style-name="P5"><text:span text:style-name="T6">Take E 17500 N/mm. </text:span></text:p>
      <text:p text:style-name="P5"/>
      <text:p text:style-name="P11">4. A rod tapers uniformely from 40 mm diameter to 20 mm diameter in a length of 400 mm. If the rod is subjected to an axial load of 10000 N. Calculate the extension of the rod. </text:p>
      <text:p text:style-name="P5"><text:span text:style-name="T6">Take E=2 x 105 N/mm.</text:span></text:p>
      <text:p text:style-name="P5"/>
      <text:p text:style-name="P11">5. DCTIVG the expression for polar modulus of .1 non-u‘ircular slmfl. </text:p>
      <text:p text:style-name="P5"/>
      <text:p text:style-name="P11">6. Define Lama's Equation {or thick cylinders. </text:p>
      <text:p text:style-name="P5"/>
      <text:p text:style-name="P5"/>
      <text:p text:style-name="P5"/>
      <text:p text:style-name="P9">SECTION - C </text:p>
      <text:p text:style-name="P11"><text:s text:c="35"/></text:p>
      <text:p text:style-name="P11"><text:s text:c="35"/></text:p>
      <text:p text:style-name="P11"><text:s text:c="35"/></text:p>
      <text:p text:style-name="P11">1. The displaccment held for a body Is given by</text:p>
      <text:p text:style-name="P11">u = [(x2 W2 + 2)i +(3x +4y)+(2x3 +42)] 10 </text:p>
      <text:p text:style-name="P11">what is the deformed position of a point originlly at (1,2,3) ?</text:p>
      <text:p text:style-name="P11"><text:s/></text:p>
      <text:p text:style-name="P11">2. A thin-walled bux is shown in figure below is subjected lo a torque T. Determine the shear stresses In the walls and the angle of twist per unit length of the box. </text:p>
      <text:p text:style-name="P5"/>
      <text:p text:style-name="P11">3. A thick-walled tube with an internal rdius of 10 cm is subjected to an internal pressure of 2000 Kgf/cm. E=2 x10Kgf/cm and v=0.3. Determine the value of the external radius if the maximum shear “tress developed is limited to 3000 Kgf/cm. Calculale the change in the internal radius to thu pressure.</text:p>
      <text:p text:style-name="P5"/>
      <text:p text:style-name="P11">4. The deflection curve for a pin-ended column is represented by a polynomial as </text:p>
      <text:p text:style-name="P11">y=ax+bx+cx+dx+e </text:p>
      <text:p text:style-name="P11">Determine the critical load by the energy method. </text:p>
      <text:p text:style-name="P5"/>
      <text:p text:style-name="P11">5. For the state of stress at a point characterized by the componends(in 1000 KWPa) </text:p>
      <text:p text:style-name="P11">y=4, m=10 ny 33, Zyz = 21x 1 0 </text:p>
      <text:p text:style-name="P11">Determine the principal stresses and their direction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0:56:06.774370783</meta:creation-date>
    <dc:date>2020-08-29T11:22:45.171195911</dc:date>
    <meta:editing-duration>PT14M1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49" meta:word-count="541" meta:character-count="3462" meta:non-whitespace-character-count="2478"/>
  </office:meta>
</office:document-meta>
</file>